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roende</text:p>
          </table:table-cell>
          <table:table-cell table:style-name="ce2" office:value-type="string">
            <text:p>Referens</text:p>
          </table:table-cell>
          <table:table-cell table:style-name="ce2" office:value-type="string">
            <text:p>Benämning</text:p>
          </table:table-cell>
          <table:table-cell table:style-name="ce4" office:value-type="string">
            <text:p>Beskrivning</text:p>
          </table:table-cell>
          <table:table-cell table:style-name="ce4" office:value-type="string">
            <text:p>Prio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estfall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K1</text:p>
          </table:table-cell>
          <table:table-cell office:value-type="string">
            <text:p>Lista öl</text:p>
          </table:table-cell>
          <table:table-cell office:value-type="string">
            <text:p>Publik sida där alla öl lista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BK1.2</text:p>
          </table:table-cell>
          <table:table-cell office:value-type="string">
            <text:p>Öltyp-filtrering</text:p>
          </table:table-cell>
          <table:table-cell office:value-type="string">
            <text:p>Filtrera listan med öl av endast en 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Ölattribut-filtrering</text:p>
          </table:table-cell>
          <table:table-cell office:value-type="string">
            <text:p>Filtrera listan baserat på ölet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K1</text:p>
          </table:table-cell>
          <table:table-cell office:value-type="string">
            <text:p>Resultat-per-sida</text:p>
          </table:table-cell>
          <table:table-cell office:value-type="string">
            <text:p>Kunna ändra antal resultat som ska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Förpacknings-filter</text:p>
          </table:table-cell>
          <table:table-cell office:value-type="string">
            <text:p>Filtrera öl efter förpackning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</text:p>
          </table:table-cell>
          <table:table-cell office:value-type="string">
            <text:p>Kunna sortera resultaten på relevanta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 på typ</text:p>
          </table:table-cell>
          <table:table-cell office:value-type="string">
            <text:p>Sortera listan efter öl-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K1.1</text:p>
          </table:table-cell>
          <table:table-cell office:value-type="string">
            <text:p>Söka Öl</text:p>
          </table:table-cell>
          <table:table-cell office:value-type="string">
            <text:p>Söka efter öl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BK2</text:p>
          </table:table-cell>
          <table:table-cell office:value-type="string">
            <text:p>Lista bryggerier</text:p>
          </table:table-cell>
          <table:table-cell office:value-type="string">
            <text:p>Publik sida med bryggerier i list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K2.1</text:p>
          </table:table-cell>
          <table:table-cell office:value-type="string">
            <text:p>Söka bryggeri</text:p>
          </table:table-cell>
          <table:table-cell office:value-type="string">
            <text:p>Söka efter bryggerier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BK2.2</text:p>
          </table:table-cell>
          <table:table-cell office:value-type="string">
            <text:p>Filtrera bryggerier</text:p>
          </table:table-cell>
          <table:table-cell office:value-type="string">
            <text:p>Filtrera på bryggerier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BK2.3</text:p>
          </table:table-cell>
          <table:table-cell office:value-type="string">
            <text:p>Sortera bryggerilistan</text:p>
          </table:table-cell>
          <table:table-cell office:value-type="string">
            <text:p>Sortera listan på diverse attribu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BK2</text:p>
          </table:table-cell>
          <table:table-cell office:value-type="string">
            <text:p>Resultat-per-sida</text:p>
          </table:table-cell>
          <table:table-cell office:value-type="string">
            <text:p>Kunna ändra antalet bryggerier som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K7</text:p>
          </table:table-cell>
          <table:table-cell office:value-type="string">
            <text:p>CRUD-"typer"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BK7</text:p>
          </table:table-cell>
          <table:table-cell office:value-type="string">
            <text:p>CRUD-bryggerier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BK7</text:p>
          </table:table-cell>
          <table:table-cell office:value-type="string">
            <text:p>CRUD-öl</text:p>
          </table:table-cell>
          <table:table-cell office:value-type="string">
            <text:p>Skapa, redigera och ta bort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K3</text:p>
          </table:table-cell>
          <table:table-cell office:value-type="string">
            <text:p>Skapa användare</text:p>
          </table:table-cell>
          <table:table-cell office:value-type="string">
            <text:p>Besökare ska kunna skapa användarkonto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in användare</text:p>
          </table:table-cell>
          <table:table-cell office:value-type="string">
            <text:p>Användare ska kunna logga i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ut</text:p>
          </table:table-cell>
          <table:table-cell office:value-type="string">
            <text:p>Användare ska kunna logga 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meny</text:p>
          </table:table-cell>
          <table:table-cell office:value-type="string">
            <text:p>Användare som är inloggade ska få tillgång till fler meny-alternativ alternativt en extra meny</text:p>
          </table:table-cell>
          <table:table-cell office:value-type="string">
            <text:p>Medel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inställningar</text:p>
          </table:table-cell>
          <table:table-cell office:value-type="string">
            <text:p>Användare ska kunna ändra inställningar för sitt konto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17">
            <text:p>16,17</text:p>
          </table:table-cell>
          <table:table-cell office:value-type="string">
            <text:p>BK4</text:p>
          </table:table-cell>
          <table:table-cell office:value-type="string">
            <text:p>Öl-logg</text:p>
          </table:table-cell>
          <table:table-cell office:value-type="string">
            <text:p>Användare ska ha en sida som är deras öl-logg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ista loggade öl</text:p>
          </table:table-cell>
          <table:table-cell office:value-type="string">
            <text:p>Sida med lista över alla öl som loggat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Detalj-sida loggad öl</text:p>
          </table:table-cell>
          <table:table-cell office:value-type="string">
            <text:p>Sida med detaljer om den loggade öl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ogga öl</text:p>
          </table:table-cell>
          <table:table-cell office:value-type="string">
            <text:p>En inloggad användare ska ha möjlighet att logga en öl de hittar i databas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6">
            <text:p>1,16</text:p>
          </table:table-cell>
          <table:table-cell office:value-type="string">
            <text:p>BK5</text:p>
          </table:table-cell>
          <table:table-cell office:value-type="string">
            <text:p>Detalj-sida Öl</text:p>
          </table:table-cell>
          <table:table-cell office:value-type="string">
            <text:p>Detaljerad information om en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15">
            <text:p>1,15</text:p>
          </table:table-cell>
          <table:table-cell office:value-type="string">
            <text:p>BK5</text:p>
          </table:table-cell>
          <table:table-cell office:value-type="string">
            <text:p>Detalj-sida bryggeri</text:p>
          </table:table-cell>
          <table:table-cell office:value-type="string">
            <text:p>Detaljerad information om bryggerier på egen sid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BK5</text:p>
          </table:table-cell>
          <table:table-cell office:value-type="string">
            <text:p>Öl-lista bryggeri</text:p>
          </table:table-cell>
          <table:table-cell office:value-type="string">
            <text:p>Lista med öl tillhörande bryggeriet på detaljsidan om bryggeri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4,15,16,18</text:p>
          </table:table-cell>
          <table:table-cell office:value-type="string">
            <text:p>BK7</text:p>
          </table:table-cell>
          <table:table-cell office:value-type="string">
            <text:p>Adminsystem</text:p>
          </table:table-cell>
          <table:table-cell office:value-type="string">
            <text:p>Begränsa CRUD av öl, bryggerier så endast admins kan utföra de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">
            <text:p>1,8</text:p>
          </table:table-cell>
          <table:table-cell office:value-type="string">
            <text:p>BK8</text:p>
          </table:table-cell>
          <table:table-cell office:value-type="string">
            <text:p>"Beer me!"</text:p>
          </table:table-cell>
          <table:table-cell office:value-type="string">
            <text:p>Snabbsök på startsidan för att få öl-tips</text:p>
          </table:table-cell>
          <table:table-cell office:value-type="string">
            <text:p>Mede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16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9M39S</meta:editing-duration>
    <meta:editing-cycles>5</meta:editing-cycles>
    <meta:generator>OpenOffice/4.0.1$Win32 OpenOffice.org_project/401m5$Build-9714</meta:generator>
    <dc:date>2014-04-28T16:31:26.32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